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normal" fo:background-color="#ffff00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font-variant="normal" fo:text-transform="none" fo:color="#000000" style:font-name="Arial" fo:font-size="14pt" fo:letter-spacing="normal" fo:language="ru" fo:country="RU" fo:font-style="normal" fo:font-weight="normal" fo:background-color="transparent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style:font-name="Arial" fo:font-size="14pt" fo:background-color="#ffff00" style:font-size-asian="14pt" style:font-size-complex="14pt"/>
    </style:style>
    <style:style style:name="T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000000" fo:font-size="10.5pt" fo:letter-spacing="normal" fo:font-style="normal" fo:font-weight="normal"/>
    </style:style>
    <style:style style:name="T4" style:family="text">
      <style:text-properties fo:font-variant="normal" fo:text-transform="none" fo:color="#000000" fo:font-size="9.75pt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ибдневник </text:p>
      <text:p text:style-name="P3">Домашние задания добавление не к тому классу</text:p>
      <text:p text:style-name="P6"><text:span text:style-name="T5">Тех. Поддержка добавление заявки на подключение (</text:span><text:span text:style-name="T5">- Название ОУ:<text:line-break/>- ФИО руководителя:<text:line-break/>- Почтовый адрес:<text:line-break/>- ФИО модератора (отв. лицо, которое будет администрировать<text:line-break/>"Сиб-Дневник" от лица Вашего ОУ):<text:line-break/>- Контактный телефон модератора (мобильный)<text:line-break/>- E-mail:</text:span><text:span text:style-name="T5"> )</text:span></text:p>
      <text:p text:style-name="P3">Новости — Блок с комментарием (Заголовок, описание (кратко и подробно) + комментарий с модерацией)</text:p>
      <text:p text:style-name="P5">Встроить в Сибдневник</text:p>
      <text:p text:style-name="P2">Тех. Поддержка для школ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42S</meta:editing-duration>
    <meta:editing-cycles>3</meta:editing-cycles>
    <meta:generator>OpenOffice.org/3.3$Win32 OpenOffice.org_project/330m20$Build-9567</meta:generator>
    <dc:date>2011-05-13T13:35:47.56</dc:date>
    <meta:document-statistic meta:table-count="0" meta:image-count="0" meta:object-count="0" meta:page-count="1" meta:paragraph-count="6" meta:word-count="65" meta:character-count="448"/>
    <dc:creator>Иван Харлампенков</dc:creator>
    <meta:user-defined meta:name="Info 1"/>
    <meta:user-defined meta:name="Info 2"/>
    <meta:user-defined meta:name="Info 3"/>
    <meta:user-defined meta:name="Info 4"/>
  </office:meta>
</office:document-meta>
</file>